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language="pt" fo:country="BR" officeooo:rsid="000d4b0c" officeooo:paragraph-rsid="000d4b0c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fo:language="pt" fo:country="BR" officeooo:rsid="0012898b" officeooo:paragraph-rsid="0012898b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fo:language="pt" fo:country="BR" officeooo:rsid="000d4b0c" officeooo:paragraph-rsid="000d4b0c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language="pt" fo:country="BR" officeooo:rsid="000d9d21" officeooo:paragraph-rsid="000d5da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0b283" officeooo:paragraph-rsid="000d5da6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language="pt" fo:country="BR" officeooo:rsid="000d4b0c" officeooo:paragraph-rsid="000d4b0c"/>
    </style:style>
    <style:style style:name="P7" style:family="paragraph" style:parent-style-name="Standard">
      <style:paragraph-properties fo:text-align="start" style:justify-single-word="false"/>
      <style:text-properties fo:language="pt" fo:country="BR" officeooo:paragraph-rsid="000d4b0c"/>
    </style:style>
    <style:style style:name="P8" style:family="paragraph" style:parent-style-name="Standard">
      <style:paragraph-properties fo:text-align="start" style:justify-single-word="false"/>
      <style:text-properties fo:language="pt" fo:country="BR" officeooo:rsid="00177601" officeooo:paragraph-rsid="000d4b0c"/>
    </style:style>
    <style:style style:name="P9" style:family="paragraph" style:parent-style-name="Standard">
      <style:paragraph-properties fo:text-align="center" style:justify-single-word="false"/>
      <style:text-properties fo:language="pt" fo:country="BR" officeooo:rsid="001ff79f" officeooo:paragraph-rsid="0021443c"/>
    </style:style>
    <style:style style:name="P10" style:family="paragraph" style:parent-style-name="Standard">
      <style:paragraph-properties fo:text-align="start" style:justify-single-word="false"/>
      <style:text-properties fo:font-size="14pt" fo:language="pt" fo:country="BR" officeooo:rsid="000d4b0c" officeooo:paragraph-rsid="000d4b0c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pt" fo:country="BR" officeooo:rsid="0012898b" officeooo:paragraph-rsid="0012898b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fo:language="pt" fo:country="BR" officeooo:rsid="0015d7a5" officeooo:paragraph-rsid="0015d7a5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fo:language="pt" fo:country="BR" officeooo:rsid="00177601" officeooo:paragraph-rsid="00177601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language="pt" fo:country="BR" officeooo:rsid="001a30d4" officeooo:paragraph-rsid="001a30d4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officeooo:rsid="0015d7a5" officeooo:paragraph-rsid="000d4b0c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dfe31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pt" fo:country="BR" officeooo:rsid="001d258b" officeooo:paragraph-rsid="001d258b" style:font-size-asian="14pt" style:font-size-complex="14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officeooo:rsid="001e0fda" officeooo:paragraph-rsid="001e0fda" style:font-size-asian="12.25pt" style:font-size-complex="14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officeooo:rsid="001fcddb" officeooo:paragraph-rsid="001fcddb" style:font-size-asian="12.25pt" style:font-size-complex="14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e0fda" officeooo:paragraph-rsid="001e0fda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background-color="#dddddd">
        <style:background-image/>
      </style:paragraph-properties>
    </style:style>
    <style:style style:name="P2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4pt" fo:language="pt" fo:country="BR" officeooo:rsid="001a30d4" officeooo:paragraph-rsid="001a30d4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2pt" fo:language="pt" fo:country="BR" officeooo:rsid="00153bfb" officeooo:paragraph-rsid="000d4b0c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fo:language="pt" fo:country="BR" officeooo:rsid="0015d7a5" officeooo:paragraph-rsid="000d4b0c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officeooo:rsid="001fcddb" officeooo:paragraph-rsid="001fcddb" style:font-size-asian="10.5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1ff79f" officeooo:paragraph-rsid="001ff79f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officeooo:rsid="001ff79f" officeooo:paragraph-rsid="001ff79f" style:font-size-asian="12.25pt" style:font-size-complex="14pt"/>
    </style:style>
    <style:style style:name="P28" style:family="paragraph" style:parent-style-name="Standard">
      <style:text-properties style:font-name="Monospace" fo:font-size="10pt" fo:language="pt" fo:country="BR" fo:font-style="normal" fo:font-weight="normal" officeooo:rsid="0015d7a5" officeooo:paragraph-rsid="00217eee" style:font-size-asian="10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Monospace" fo:font-size="10pt" fo:language="pt" fo:country="BR" fo:font-style="normal" fo:font-weight="normal" officeooo:rsid="0015d7a5" officeooo:paragraph-rsid="00217eee" style:font-size-asian="10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Monospace" fo:font-size="10pt" officeooo:rsid="0015d7a5" officeooo:paragraph-rsid="0015d7a5" style:font-size-asian="10pt"/>
    </style:style>
    <style:style style:name="P31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Monospace" fo:font-size="10pt" officeooo:paragraph-rsid="0015d7a5" style:font-size-asian="10pt"/>
    </style:style>
    <style:style style:name="P32" style:family="paragraph" style:parent-style-name="Standard">
      <style:paragraph-properties fo:background-color="#dddddd">
        <style:background-image/>
      </style:paragraph-properties>
      <style:text-properties style:font-name="Monospace" fo:font-size="10pt" fo:language="pt" fo:country="BR" fo:font-weight="normal" officeooo:rsid="0015d7a5" officeooo:paragraph-rsid="00217eee" style:font-size-asian="10pt" style:font-weight-asian="normal" style:font-weight-complex="normal"/>
    </style:style>
    <style:style style:name="P33" style:family="paragraph" style:parent-style-name="Standard">
      <style:paragraph-properties fo:background-color="#dddddd">
        <style:background-image/>
      </style:paragraph-properties>
      <style:text-properties style:font-name="Monospace" fo:font-size="10pt" fo:language="pt" fo:country="BR" fo:font-style="normal" fo:font-weight="normal" officeooo:rsid="0015d7a5" officeooo:paragraph-rsid="00217eee" style:font-size-asian="10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fo:background-color="#dddddd">
        <style:background-image/>
      </style:paragraph-properties>
      <style:text-properties style:font-name="Monospace" fo:font-size="10pt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fo:background-color="#dddddd">
        <style:background-image/>
      </style:paragraph-properties>
      <style:text-properties style:font-name="Monospace" fo:font-size="10pt" officeooo:rsid="0015d7a5" officeooo:paragraph-rsid="0015d7a5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fo:language="pt" fo:country="BR" fo:font-weight="normal" officeooo:rsid="001e0fda" officeooo:paragraph-rsid="001dfe3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dfe31" officeooo:paragraph-rsid="001d258b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1fcddb" officeooo:paragraph-rsid="001e0fda" style:font-size-asian="10.5pt" style:font-size-complex="12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language="pt" fo:country="BR" officeooo:rsid="001dfe31" officeooo:paragraph-rsid="001d258b" style:font-size-asian="10.5pt" style:font-size-complex="12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language="pt" fo:country="BR" officeooo:rsid="001d258b" officeooo:paragraph-rsid="001d258b" style:font-size-asian="10.5pt" style:font-size-complex="12pt"/>
    </style:style>
    <style:style style:name="P4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language="pt" fo:country="BR" officeooo:rsid="001a30d4" officeooo:paragraph-rsid="001a30d4" style:font-size-asian="10.5pt" style:font-size-complex="12pt"/>
    </style:style>
    <style:style style:name="P4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language="pt" fo:country="BR" officeooo:rsid="001d258b" officeooo:paragraph-rsid="001a30d4" style:font-size-asian="10.5pt" style:font-size-complex="12pt"/>
    </style:style>
    <style:style style:name="T1" style:family="text">
      <style:text-properties fo:font-size="14pt" fo:language="pt" fo:country="BR" officeooo:rsid="001d258b" style:font-size-asian="14pt" style:font-size-complex="14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d4b0c" style:font-size-asian="10.5pt" style:font-size-complex="12pt"/>
    </style:style>
    <style:style style:name="T4" style:family="text">
      <style:text-properties fo:font-size="12pt" officeooo:rsid="0012898b" style:font-size-asian="10.5pt" style:font-size-complex="12pt"/>
    </style:style>
    <style:style style:name="T5" style:family="text">
      <style:text-properties fo:font-size="12pt" officeooo:rsid="001361b6" style:font-size-asian="10.5pt" style:font-size-complex="12pt"/>
    </style:style>
    <style:style style:name="T6" style:family="text">
      <style:text-properties fo:font-size="12pt" officeooo:rsid="00153bfb" style:font-size-asian="10.5pt" style:font-size-complex="12pt"/>
    </style:style>
    <style:style style:name="T7" style:family="text">
      <style:text-properties fo:font-size="12pt" officeooo:rsid="0015d7a5" style:font-size-asian="10.5pt" style:font-size-complex="12pt"/>
    </style:style>
    <style:style style:name="T8" style:family="text">
      <style:text-properties fo:font-size="12pt" officeooo:rsid="001b2e31" style:font-size-asian="10.5pt" style:font-size-complex="12pt"/>
    </style:style>
    <style:style style:name="T9" style:family="text">
      <style:text-properties fo:font-size="12pt" officeooo:rsid="001d258b" style:font-size-asian="10.5pt" style:font-size-complex="12pt"/>
    </style:style>
    <style:style style:name="T10" style:family="text">
      <style:text-properties fo:font-size="12pt" officeooo:rsid="001fcddb" style:font-size-asian="10.5pt" style:font-size-complex="12pt"/>
    </style:style>
    <style:style style:name="T11" style:family="text">
      <style:text-properties fo:font-size="12pt" fo:font-weight="bold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153bfb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1b2e31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1d258b" style:font-size-asian="10.5pt" style:font-weight-asian="bold" style:font-size-complex="12pt" style:font-weight-complex="bold"/>
    </style:style>
    <style:style style:name="T15" style:family="text">
      <style:text-properties fo:font-size="12pt" fo:language="pt" fo:country="BR" officeooo:rsid="001d258b" style:font-size-asian="10.5pt" style:font-size-complex="12pt"/>
    </style:style>
    <style:style style:name="T16" style:family="text">
      <style:text-properties fo:font-size="12pt" fo:language="pt" fo:country="BR" officeooo:rsid="001dfe31" style:font-size-asian="10.5pt" style:font-size-complex="12pt"/>
    </style:style>
    <style:style style:name="T17" style:family="text">
      <style:text-properties fo:font-size="12pt" fo:language="pt" fo:country="BR" fo:font-weight="bold" officeooo:rsid="001d258b" style:font-size-asian="10.5pt" style:font-weight-asian="bold" style:font-size-complex="12pt" style:font-weight-complex="bold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color="#212121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style:font-name="Monospace" fo:font-size="10pt" style:font-size-asian="10pt"/>
    </style:style>
    <style:style style:name="T21" style:family="text">
      <style:text-properties style:font-name="Monospace" fo:font-size="10pt" officeooo:rsid="0015d7a5" style:font-size-asian="10pt"/>
    </style:style>
    <style:style style:name="T22" style:family="text">
      <style:text-properties fo:color="#7f0055" style:font-name="Monospace" fo:font-size="10pt" fo:font-weight="bold" style:font-size-asian="10pt" style:font-weight-asian="bold"/>
    </style:style>
    <style:style style:name="T23" style:family="text">
      <style:text-properties fo:color="#000000" style:font-name="Monospace" fo:font-size="10pt" style:font-size-asian="10pt"/>
    </style:style>
    <style:style style:name="T24" style:family="text">
      <style:text-properties fo:color="#000000" style:font-name="Monospace" fo:font-size="10pt" officeooo:rsid="001dfe31" style:font-size-asian="10pt"/>
    </style:style>
    <style:style style:name="T25" style:family="text">
      <style:text-properties fo:color="#000000" style:font-name="Monospace" fo:font-size="10pt" fo:font-weight="bold" style:font-size-asian="10pt" style:font-weight-asian="bold"/>
    </style:style>
    <style:style style:name="T26" style:family="text">
      <style:text-properties fo:color="#000000" style:font-name="Liberation Serif" fo:font-size="10pt" style:font-size-asian="10pt"/>
    </style:style>
    <style:style style:name="T27" style:family="text">
      <style:text-properties fo:color="#000000" style:font-name="Liberation Serif" fo:font-size="12pt" fo:language="pt" fo:country="BR" officeooo:rsid="001d258b" style:font-size-asian="10.5pt" style:font-size-complex="12pt"/>
    </style:style>
    <style:style style:name="T28" style:family="text">
      <style:text-properties fo:color="#000000" style:font-name="Liberation Serif" fo:font-size="12pt" fo:language="pt" fo:country="BR" officeooo:rsid="001dfe31" style:font-size-asian="10.5pt" style:font-size-complex="12pt"/>
    </style:style>
    <style:style style:name="T29" style:family="text">
      <style:text-properties fo:color="#000000" style:font-name="Liberation Serif" fo:font-size="12pt" fo:language="pt" fo:country="BR" fo:font-weight="bold" officeooo:rsid="001dfe31" style:font-size-asian="10.5pt" style:font-weight-asian="bold" style:font-size-complex="12pt" style:font-weight-complex="bold"/>
    </style:style>
    <style:style style:name="T30" style:family="text">
      <style:text-properties fo:color="#000000" style:font-name="Liberation Serif" fo:font-size="12pt" fo:language="pt" fo:country="BR" fo:font-weight="bold" officeooo:rsid="001e0fda" style:font-size-asian="10.5pt" style:font-weight-asian="bold" style:font-size-complex="12pt" style:font-weight-complex="bold"/>
    </style:style>
    <style:style style:name="T31" style:family="text">
      <style:text-properties fo:color="#000000" style:font-name="Liberation Serif" fo:font-size="12pt" fo:language="pt" fo:country="BR" fo:font-weight="normal" style:font-size-asian="10.5pt" style:font-weight-asian="normal" style:font-size-complex="12pt" style:font-weight-complex="normal"/>
    </style:style>
    <style:style style:name="T32" style:family="text">
      <style:text-properties fo:color="#000000" style:font-name="Liberation Serif" fo:font-size="12pt" fo:language="pt" fo:country="BR" fo:font-weight="normal" officeooo:rsid="001dfe31" style:font-size-asian="10.5pt" style:font-weight-asian="normal" style:font-size-complex="12pt" style:font-weight-complex="normal"/>
    </style:style>
    <style:style style:name="T33" style:family="text">
      <style:text-properties fo:color="#000000" style:font-name="Liberation Serif" fo:font-size="12pt" fo:language="pt" fo:country="BR" fo:font-weight="normal" officeooo:rsid="001e0fda" style:font-size-asian="10.5pt" style:font-weight-asian="normal" style:font-size-complex="12pt" style:font-weight-complex="normal"/>
    </style:style>
    <style:style style:name="T34" style:family="text">
      <style:text-properties fo:color="#005032" style:font-name="Monospace" fo:font-size="10pt" style:font-size-asian="10pt"/>
    </style:style>
    <style:style style:name="T35" style:family="text">
      <style:text-properties officeooo:rsid="0021443c"/>
    </style:style>
    <style:style style:name="T36" style:family="text">
      <style:text-properties officeooo:rsid="001e226f"/>
    </style:style>
    <style:style style:name="T37" style:family="text">
      <style:text-properties officeooo:rsid="00194209"/>
    </style:style>
    <style:style style:name="T38" style:family="text">
      <style:text-properties style:font-name="Ubuntu Mono" fo:font-size="11pt" fo:font-style="normal" officeooo:rsid="00161a96" style:font-size-asian="11pt" style:font-style-asian="normal" style:font-size-complex="11pt" style:font-style-complex="normal"/>
    </style:style>
    <style:style style:name="T39" style:family="text">
      <style:text-properties officeooo:rsid="00121d9b"/>
    </style:style>
    <style:style style:name="T40" style:family="text">
      <style:text-properties officeooo:rsid="0012ec65"/>
    </style:style>
    <style:style style:name="T41" style:family="text">
      <style:text-properties officeooo:rsid="00158970"/>
    </style:style>
    <style:style style:name="T42" style:family="text">
      <style:text-properties officeooo:rsid="00161a96"/>
    </style:style>
    <style:style style:name="T43" style:family="text">
      <style:text-properties officeooo:rsid="00167ab5"/>
    </style:style>
    <style:style style:name="T44" style:family="text">
      <style:text-properties officeooo:rsid="0018596a"/>
    </style:style>
    <style:style style:name="T45" style:family="text">
      <style:text-properties style:font-name="Ubuntu Condensed" officeooo:rsid="0018596a"/>
    </style:style>
    <style:style style:name="T46" style:family="text">
      <style:text-properties style:font-name="Ubuntu Condensed" officeooo:rsid="00194209"/>
    </style:style>
    <style:style style:name="T47" style:family="text">
      <style:text-properties officeooo:rsid="001af8d8"/>
    </style:style>
    <style:style style:name="T48" style:family="text">
      <style:text-properties officeooo:rsid="001ec910"/>
    </style:style>
    <style:style style:name="T49" style:family="text">
      <style:text-properties officeooo:rsid="00206845"/>
    </style:style>
    <style:style style:name="T50" style:family="text">
      <style:text-properties officeooo:rsid="001fea6f"/>
    </style:style>
    <style:style style:name="T51" style:family="text">
      <style:text-properties fo:font-style="normal" style:font-style-asian="normal" style:font-size-complex="11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rmS" form:apply-filter="true" form:method="post" form:control-implementation="ooo:com.sun.star.form.component.Form" office:target-frame="" xlink:href="https://pt.surveymonkey.com/s.aspx?sm=3QLVjCUFuudIeojhGE4n2A%3D%3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VERSIDADE FEDERAL DO RIO DE JANEIRO</text:p>
      <text:p text:style-name="P6">DEPARTAMENTO DE CIÊNCIA DA COMPUTAÇÃ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GIOVANNI APARECIDO DA SILVA OLIVEIRA <text:span text:style-name="T35">(DRE: 114163748)</text:span></text:p>
      <text:p text:style-name="P9">FÁBIO <text:span text:style-name="T35">INÁCIO DA SILVA</text:span> FILHO <text:span text:style-name="T35">(DRE: 114073498)</text:span></text:p>
      <text:p text:style-name="P11">SEGUNDO TRABALHO DE COMPUTAÇÃO I</text:p>
      <text:p text:style-name="P2">IMPLEMENTAÇÃO DO JOGO DE DOMINÓ NA LINGUAGEM 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RIO DE JANEIRO</text:p>
      <text:p text:style-name="P3"><text:soft-page-break/>2014</text:p>
      <text:p text:style-name="P10">1.INTRODUÇÃO</text:p>
      <text:p text:style-name="P7"><text:span text:style-name="T3"><text:tab/></text:span><text:span text:style-name="T4">O jogo de dominó </text:span><text:span text:style-name="T5">surgiu na China por volta do 270 a.C., tendo seu primeiro registro literário associado ao soldado Hung Ming. Embora a ideia original do jogo, compreendido por peças paralelepipédicas de dois lados com dois números escritos, tenha se mantido, o modelo de jogo como é conhecido no Ocidente só foi surgir posteriormente com o sino-europeu, composto por 28 peças, numeradas de 0 a 6.</text:span></text:p>
      <text:p text:style-name="P7"/>
      <text:p text:style-name="P12">2.VISÃO GERAL DO ALGORÍTMO</text:p>
      <text:p text:style-name="P7"><text:span text:style-name="T5"><text:tab/></text:span><text:span text:style-name="T6">Nesse modelo o dominó pode ser jogado em mais de uma forma. A versão do jogo pode ser a duplo-seis, duplo-nove, duplo-doze, duplo-quinze e duplo-dezoito. O número de jogadores pode ser de 2 a 4, entre jogador humano e simulador(es). O número de peças por jogador pode ser 6 ou 7. Finalmente, o usuário deve entrar com o modo de jogo que pode ser fácil, médio ou difícil. Após isso, as peças são geradas e distribuídas para os jogadores e o jogo se inicia.</text:span></text:p>
      <text:p text:style-name="P23"><text:tab/>Na primeira rodada do jogo é buscado entre a mão dos jogadores qual deles possuir a maior peça dupla. Caso nenhum deles possua uma peça dupla o primeiro jogador é sempre o humano, que tem a possibilidade de escolher qual peça quer jogar para iniciar o jogo.</text:p>
      <text:p text:style-name="P7"><text:span text:style-name="T6"><text:tab/>Durante o jogo são aceitas peças selecionadas que casem com qualquer um dos dois lados da mesa. Caso a peça case com os dois lados, é pedido ao usuário que selecione qual deles quer jogar. Se não houverem peças compatíveis disponíveis é exibido o ícone de compra na parte inferior da mão do usuário. A compra, que ocorre de forma </text:span><text:span text:style-name="T12">pseudo-aleatória</text:span><text:span text:style-name="T6"> através do uso das funções de </text:span><text:span text:style-name="T12">rand( )</text:span><text:span text:style-name="T6"> da </text:span><text:span text:style-name="T12">stdlib</text:span><text:span text:style-name="T6">, pode acontecer até que o jogador possua alguma peça compatível </text:span><text:span text:style-name="T7">ou acabem as peças da mão de compra. No último caso a vez é passada para o próximo jogador.</text:span></text:p>
      <text:p text:style-name="P24"><text:tab/>A jogada do simulador acontece através do peneiramento. Os critérios de escolha de peças se dão de forma gradativa de acordo com o modo de jogo, de forma que um modo de jogo mais difícil compreende mais etapas de seleção. Basicamente, o algoritmo de escolha segue os passos do pseudo código abaixo:</text:p>
      <text:p text:style-name="P15"/>
      <text:p text:style-name="P30">INÍCIO DO ALGORITMO</text:p>
      <text:p text:style-name="P31">Enquanto não houver peças compatíveis comprar peça</text:p>
      <text:p text:style-name="P34">Se houver apenas uma peça disponível </text:p>
      <text:p text:style-name="P34"><text:tab/>Jogar peça</text:p>
      <text:p text:style-name="P34">Senão</text:p>
      <text:p text:style-name="P34"><text:tab/>Listar as peças compatíveis</text:p>
      <text:p text:style-name="P34"><text:tab/>Se modo de jogo for FÁCIL</text:p>
      <text:p text:style-name="P34"><text:tab/><text:tab/>Jogar primeira peça da lista</text:p>
      <text:p text:style-name="P34"><text:tab/>Listar os duplos da lista</text:p>
      <text:p text:style-name="P34"><text:tab/>Se houver um duplo na lista</text:p>
      <text:p text:style-name="P34"><text:tab/><text:tab/>Jogar peça dupla</text:p>
      <text:p text:style-name="P34"><text:tab/>Se houver mais de um duplo na lista</text:p>
      <text:p text:style-name="P21"><text:span text:style-name="T20"><text:tab/><text:tab/>Substituir compat</text:span><text:span text:style-name="T21">í</text:span><text:span text:style-name="T20">veis por duplas</text:span></text:p>
      <text:p text:style-name="P34"><text:tab/>Se modo de jogo for MÉDIO</text:p>
      <text:p text:style-name="P34"><text:tab/><text:tab/>Jogar primeira peça da lista</text:p>
      <text:p text:style-name="P34"><text:tab/>Listar as peças com lados já comprados pelo usuário</text:p>
      <text:p text:style-name="P34"><text:tab/>Se houver uma peça com lado já comprado pelo usuário</text:p>
      <text:p text:style-name="P34"><text:tab/><text:tab/>Jogar peça</text:p>
      <text:p text:style-name="P34"><text:tab/>Se houver mais de uma</text:p>
      <text:p text:style-name="P34"><text:tab/><text:tab/>Substituir compatíveis por compradas</text:p>
      <text:p text:style-name="P34"><text:tab/>Listar as peças com maior número de repetição</text:p>
      <text:p text:style-name="P34"><text:tab/>Se houver mais de uma peça com maior número de repetição</text:p>
      <text:p text:style-name="P34"><text:tab/><text:tab/>Substituir compatíveis por repetidas</text:p>
      <text:p text:style-name="P34"><text:tab/>Jogar a primeira peça da lista de compatíveis</text:p>
      <text:p text:style-name="P35">FIM DO ALGORITMO</text:p>
      <text:p text:style-name="P8"/>
      <text:p text:style-name="P8"><text:tab/>O fim do jogo acontece quando um dos jogadores fica sem peças na mão ou o jogo permanece inativo durante o turno de todos os jogadores consecutivamente, isto é, quando não é <text:soft-page-break/>possível que se compre ou baixe alguma peça. No primeiro caso, o jogador que fica sem nenhuma peça é o ganhador. No segundo caso, conhecido como jogo travado ou fechado, o jogador que possui o menor número de peças é tido como vencedor. Se mais de um jogador possuir o mesmo número mínimo de peças, o jogo é dado como empatado e não há vencedores.</text:p>
      <text:p text:style-name="P8"><text:tab/>Após o fim de um jogo o usuário pode jogar novamente, com as mesmas ou outras configurações, ou apenas finalizar o jogo.</text:p>
      <text:p text:style-name="P8"><text:tab/></text:p>
      <text:p text:style-name="P13">3.PSEUDO CÓDIGO DA SOLUÇÃO</text:p>
      <text:p text:style-name="P32">O arquivo 'main.c' é a parte principal do programa. </text:p>
      <text:p text:style-name="P32">Seu pseudocódigo segue abaixo:</text:p>
      <text:p text:style-name="P32"/>
      <text:p text:style-name="P32">//Variáveis Globais </text:p>
      <text:p text:style-name="P32">Inteiro <text:s/>versao, numero_jogador, peças_por_jogador, <text:span text:style-name="T51">numero_turnos</text:span>, <text:span text:style-name="T51">numero_turnos_idle</text:span>, jogador_atual, modo </text:p>
      <text:p text:style-name="P32">ListaPeça compra_mao,mao_jogadores[MAX_PLAYERS], mesa, mao_comprada</text:p>
      <text:p text:style-name="P32">Caracter nomes_jogadores[4][MAX_NAME_LENGHT];</text:p>
      <text:p text:style-name="P32"/>
      <text:p text:style-name="P32"/>
      <text:p text:style-name="P32"/>
      <text:p text:style-name="P33">Inicio da Main</text:p>
      <text:p text:style-name="P33"/>
      <text:p text:style-name="P33"><text:tab/>avisos_iniciais()</text:p>
      <text:p text:style-name="P33"><text:tab/>leitura_nome()</text:p>
      <text:p text:style-name="P33"><text:tab/>inicia_nome_jogadores_virtuais()</text:p>
      <text:p text:style-name="P33"><text:tab/>leitura_versao_jogo()</text:p>
      <text:p text:style-name="P33"><text:tab/>leitura_jogadores()</text:p>
      <text:p text:style-name="P33"><text:tab/>leitura_peças_por_jogador()</text:p>
      <text:p text:style-name="P33"><text:tab/>inicia_lista_de_peças()</text:p>
      <text:p text:style-name="P33"><text:tab/>gera_peças()<text:tab/></text:p>
      <text:p text:style-name="P33"><text:tab/>distribui_peças()</text:p>
      <text:p text:style-name="P33"><text:tab/>numero_turnos = 0</text:p>
      <text:p text:style-name="P33"><text:tab/>numero_turnos_idle = 0</text:p>
      <text:p text:style-name="P33"><text:s text:c="3"/><text:tab/>primeiro_jogador()</text:p>
      <text:p text:style-name="P33"><text:tab/>começar_jogo() <text:s text:c="3"/></text:p>
      <text:p text:style-name="P33"><text:tab/></text:p>
      <text:p text:style-name="P33"><text:s/>Fim da Main<text:tab/></text:p>
      <text:p text:style-name="P33"><text:tab/></text:p>
      <text:p text:style-name="P33"/>
      <text:p text:style-name="P33"><text:s/>Inicio começar_jogo() </text:p>
      <text:p text:style-name="P33"/>
      <text:p text:style-name="P33"><text:tab/>enquanto(verdadeiro) faça {</text:p>
      <text:p text:style-name="P33"><text:tab/><text:tab/></text:p>
      <text:p text:style-name="P33"><text:tab/><text:tab/>limpar_tela()</text:p>
      <text:p text:style-name="P33"><text:tab/><text:tab/>jogador_atual = pegar_proximo_jogador()</text:p>
      <text:p text:style-name="P33"><text:s text:c="13"/></text:p>
      <text:p text:style-name="P33"><text:tab/><text:tab/>se jogador_atual = 0 então {</text:p>
      <text:p text:style-name="P33"/>
      <text:p text:style-name="P33"><text:tab/><text:tab/><text:tab/>escreva(“Seu turno”)</text:p>
      <text:p text:style-name="P33"><text:tab/><text:tab/><text:tab/>aguarde_segundos(1)</text:p>
      <text:p text:style-name="P33"><text:tab/><text:tab/><text:tab/></text:p>
      <text:p text:style-name="P33"><text:tab/><text:tab/><text:tab/>se usuario_jogar() = 1 então {</text:p>
      <text:p text:style-name="P33"><text:tab/><text:tab/><text:tab/><text:tab/></text:p>
      <text:p text:style-name="P33"><text:tab/><text:tab/><text:tab/><text:tab/>mostrar_tela(“Usuário Ganhou”)</text:p>
      <text:p text:style-name="P33"><text:tab/><text:tab/><text:tab/><text:tab/>sair_jogo()<text:tab/> </text:p>
      <text:p text:style-name="P33"><text:tab/><text:tab/><text:tab/>}<text:tab/></text:p>
      <text:p text:style-name="P33"><text:tab/><text:tab/> <text:s/>}</text:p>
      <text:p text:style-name="P33"/>
      <text:p text:style-name="P33"><text:tab/><text:tab/>senao</text:p>
      <text:p text:style-name="P33"><text:tab/><text:tab/>{<text:tab/></text:p>
      <text:p text:style-name="P33"><text:tab/><text:tab/><text:tab/>se computador_jogar() = 1 então {</text:p>
      <text:p text:style-name="P33"><text:soft-page-break/><text:tab/><text:tab/><text:tab/><text:tab/></text:p>
      <text:p text:style-name="P33"><text:tab/><text:tab/><text:tab/><text:tab/>mostrar_tela(“Computador Ganhou”)</text:p>
      <text:p text:style-name="P33"><text:tab/><text:tab/><text:tab/><text:tab/>sair_jogo()<text:tab/> </text:p>
      <text:p text:style-name="P33"><text:tab/><text:tab/><text:tab/>}</text:p>
      <text:p text:style-name="P33"/>
      <text:p text:style-name="P33"><text:tab/><text:tab/>}<text:tab/></text:p>
      <text:p text:style-name="P33"/>
      <text:p text:style-name="P33"/>
      <text:p text:style-name="P33"><text:tab/><text:tab/>se numero_turnos_idle = 0 então {</text:p>
      <text:p text:style-name="P33"><text:tab/><text:tab/><text:tab/></text:p>
      <text:p text:style-name="P33"><text:tab/><text:tab/><text:tab/>mostrar_tela(“Computador Ganhou”)<text:tab/></text:p>
      <text:p text:style-name="P33"><text:tab/><text:tab/><text:tab/>sair_jogo()<text:tab/><text:tab/><text:tab/></text:p>
      <text:p text:style-name="P33"><text:tab/></text:p>
      <text:p text:style-name="P33"><text:tab/><text:tab/>}</text:p>
      <text:p text:style-name="P33"/>
      <text:p text:style-name="P33"><text:tab/><text:tab/>numero_turnos = numero_turnos + 1</text:p>
      <text:p text:style-name="P33"><text:tab/><text:tab/>limpar_tela()</text:p>
      <text:p text:style-name="P33"><text:tab/><text:tab/></text:p>
      <text:p text:style-name="P33"><text:tab/><text:tab/></text:p>
      <text:p text:style-name="P33"><text:tab/><text:tab/><text:tab/></text:p>
      <text:p text:style-name="P33"><text:s/>Fim começar_jogo() <text:tab/></text:p>
      <text:p text:style-name="P33"/>
      <text:p text:style-name="P33"><text:s/><text:tab/><text:tab/><text:tab/><text:tab/> <text:s text:c="3"/></text:p>
      <text:p text:style-name="P33"><text:tab/> </text:p>
      <text:p text:style-name="P33"><text:s/>Inicio primeiro_jogador()</text:p>
      <text:p text:style-name="P33"/>
      <text:p text:style-name="P33"><text:tab/>limpar_tela()</text:p>
      <text:p text:style-name="P33"><text:tab/>ListaPeça peça_reposta = pegar_primeiro_jogador()</text:p>
      <text:p text:style-name="P33"><text:tab/></text:p>
      <text:p text:style-name="P33"><text:tab/>escreva_turno()</text:p>
      <text:p text:style-name="P33"><text:tab/></text:p>
      <text:p text:style-name="P33"><text:tab/>se peça_resposta.jogador != Nada {</text:p>
      <text:p text:style-name="P33"/>
      <text:p text:style-name="P33"><text:tab/><text:tab/>jogador_atual = <text:s/>peça_resposta.jogador</text:p>
      <text:p text:style-name="P33"><text:tab/><text:tab/>escreva(“Primeiro Jogador”)</text:p>
      <text:p text:style-name="P33"><text:tab/><text:tab/>addPeça(mesa, pegar_peças(mao_jogadores[peça_resposta.jogador]), peça_resposta.index )<text:tab/></text:p>
      <text:p text:style-name="P33"><text:tab/></text:p>
      <text:p text:style-name="P33"><text:tab/>}</text:p>
      <text:p text:style-name="P33"><text:tab/>senao {</text:p>
      <text:p text:style-name="P33"/>
      <text:p text:style-name="P33"><text:tab/><text:tab/>jogador_atual = 0</text:p>
      <text:p text:style-name="P33"><text:tab/><text:tab/>escreva(“Primeiro jogador gerado de forma aleatória”)</text:p>
      <text:p text:style-name="P33"><text:tab/><text:tab/>escreva(“Escolhe uma peça.”)</text:p>
      <text:p text:style-name="P33"><text:tab/><text:tab/>jogada_usuario()</text:p>
      <text:p text:style-name="P33"><text:tab/><text:tab/> numero_turnos = <text:s/>numero_turnos + 1</text:p>
      <text:p text:style-name="P33"><text:tab/>}</text:p>
      <text:p text:style-name="P33"/>
      <text:p text:style-name="P33"><text:tab/>aguarde_segundos(2)</text:p>
      <text:p text:style-name="P33"><text:tab/>limpar_tela()</text:p>
      <text:p text:style-name="P33"><text:tab/>escreva_mesa()</text:p>
      <text:p text:style-name="P33"><text:tab/>aguarde_segundos(2)</text:p>
      <text:p text:style-name="P33"><text:tab/>limpar_tela()<text:tab/></text:p>
      <text:p text:style-name="P33"/>
      <text:p text:style-name="P33"/>
      <text:p text:style-name="P33"><text:s/>Fim primeiro_jogador()<text:tab/><text:tab/> <text:s text:c="7"/><text:tab/></text:p>
      <text:p text:style-name="P33"><text:tab/></text:p>
      <text:p text:style-name="P33"><text:s/>Inicio jogada_usuario() </text:p>
      <text:p text:style-name="P33"><text:tab/></text:p>
      <text:p text:style-name="P33"><text:tab/>Inteiro index = 0, compatibilidade = 0, tem_peça</text:p>
      <text:p text:style-name="P33"><text:tab/></text:p>
      <text:p text:style-name="P33"><text:tab/>tem_peça = tem_peça_compativel(mesa, mao_jogadores[0]);</text:p>
      <text:p text:style-name="P33"><text:soft-page-break/></text:p>
      <text:p text:style-name="P33"><text:tab/>limpar_tela()</text:p>
      <text:p text:style-name="P33"><text:tab/>escreva_turno()</text:p>
      <text:p text:style-name="P33"><text:tab/>escreva_mesa()</text:p>
      <text:p text:style-name="P33"><text:tab/>escreva(“Sua mao:”)</text:p>
      <text:p text:style-name="P33"><text:tab/>escreva_mao_jogador(mao_jogadores[0]); </text:p>
      <text:p text:style-name="P33"/>
      <text:p text:style-name="P33"><text:tab/>Caracter c; </text:p>
      <text:p text:style-name="P33"><text:tab/>Piece p; </text:p>
      <text:p text:style-name="P33"/>
      <text:p text:style-name="P33"><text:tab/>faça { </text:p>
      <text:p text:style-name="P33"><text:tab/><text:tab/>tem_peça = tem_peça_compativel(mesa, mao_jogadores[0]);</text:p>
      <text:p text:style-name="P33"/>
      <text:p text:style-name="P33"><text:tab/><text:tab/>inicia_coleta_de_eventos(); </text:p>
      <text:p text:style-name="P33"/>
      <text:p text:style-name="P33"><text:tab/><text:tab/>enquanto ((c = pegar_char ()) != '\n') { </text:p>
      <text:p text:style-name="P33"><text:tab/><text:tab/></text:p>
      <text:p text:style-name="P33"><text:tab/><text:tab/><text:tab/>se (c == 'C' &amp;&amp; index &lt; playersHand[0].size - 1) entao{ </text:p>
      <text:p text:style-name="P33"><text:tab/><text:tab/><text:tab/><text:tab/>index = index + 1; </text:p>
      <text:p text:style-name="P33"><text:tab/><text:tab/><text:tab/></text:p>
      <text:p text:style-name="P33"><text:tab/><text:tab/><text:tab/>} </text:p>
      <text:p text:style-name="P33"><text:tab/><text:tab/><text:tab/>senao se c == 'D' EE index &gt; 0 entao{ </text:p>
      <text:p text:style-name="P33"><text:tab/><text:tab/><text:tab/><text:tab/>index = index - 1; </text:p>
      <text:p text:style-name="P33"><text:tab/><text:tab/><text:tab/>} </text:p>
      <text:p text:style-name="P33"><text:tab/><text:tab/><text:tab/>senao se c == 'A' entao{ </text:p>
      <text:p text:style-name="P33"><text:tab/><text:tab/><text:tab/><text:tab/>index = 0; </text:p>
      <text:p text:style-name="P33"><text:tab/><text:tab/><text:tab/>} </text:p>
      <text:p text:style-name="P33"><text:tab/><text:tab/><text:tab/>senao se c == 'B' EE não tam_peça entao{ </text:p>
      <text:p text:style-name="P33"><text:tab/><text:tab/><text:tab/><text:tab/>index = mao_jogador[0].tamanho; </text:p>
      <text:p text:style-name="P33"><text:tab/><text:tab/><text:tab/>} </text:p>
      <text:p text:style-name="P33"/>
      <text:p text:style-name="P33"><text:tab/><text:tab/><text:tab/>limpar_tela()</text:p>
      <text:p text:style-name="P33"><text:tab/><text:tab/><text:tab/>escreva_turno()</text:p>
      <text:p text:style-name="P33"><text:tab/><text:tab/><text:tab/>escreva_mesa()</text:p>
      <text:p text:style-name="P33"><text:tab/><text:tab/><text:tab/>escreva(“Sua mao”)</text:p>
      <text:p text:style-name="P33"><text:tab/><text:tab/><text:tab/>escreva_mao_jogador(mao_jogadores[0])</text:p>
      <text:p text:style-name="P33"/>
      <text:p text:style-name="P33"><text:tab/><text:tab/><text:tab/>se não tem_peça EE index != mao_jogador[0].tamanho entao{ </text:p>
      <text:p text:style-name="P33"><text:tab/><text:tab/><text:tab/><text:tab/>printf(STRING_BRACKETS_BUY);</text:p>
      <text:p text:style-name="P33"><text:tab/><text:tab/><text:tab/>} </text:p>
      <text:p text:style-name="P33"><text:tab/><text:tab/><text:tab/>senao se (não tem_peça EE index == mao_jogaror[0].tamanho entao{ </text:p>
      <text:p text:style-name="P33"><text:tab/><text:tab/><text:tab/><text:tab/>escreva_com_destaque(“[Comprar]”);</text:p>
      <text:p text:style-name="P33"><text:tab/><text:tab/><text:tab/>} </text:p>
      <text:p text:style-name="P33"><text:tab/><text:tab/>} </text:p>
      <text:p text:style-name="P33"><text:tab/><text:tab/></text:p>
      <text:p text:style-name="P33"><text:tab/><text:tab/>termina_coleta_de_eventos()</text:p>
      <text:p text:style-name="P33"/>
      <text:p text:style-name="P33"><text:tab/><text:tab/>if (tem_peça) { </text:p>
      <text:p text:style-name="P33"><text:tab/><text:tab/><text:tab/>compatibilidade = checar_compatibilidade(mesa, </text:p>
      <text:p text:style-name="P33"><text:tab/><text:tab/><text:tab/><text:tab/><text:tab/>pegar_peça(mao_jogador[0]))</text:p>
      <text:p text:style-name="P33"><text:tab/><text:tab/>} senão se não tem_peça EE index == mao_jogador[0].tamanho) { </text:p>
      <text:p text:style-name="P33"><text:tab/><text:tab/><text:tab/>peça nao_tem; </text:p>
      <text:p text:style-name="P33"><text:tab/><text:tab/><text:tab/>nao_tem.lado[0] = mesa.peça[0].lado[0]</text:p>
      <text:p text:style-name="P33"><text:tab/><text:tab/><text:tab/>nao_tem.lado [1] = mesa.peça[mesa.tamanho-1].lado[1]</text:p>
      <text:p text:style-name="P33"/>
      <text:p text:style-name="P33"><text:tab/><text:tab/><text:tab/>se não contem_peças(mao_comprada, nao_tem)){ </text:p>
      <text:p text:style-name="P33"><text:tab/><text:tab/><text:tab/><text:tab/>addPeça(mao_comprada)</text:p>
      <text:p text:style-name="P33"><text:tab/><text:tab/><text:tab/>} </text:p>
      <text:p text:style-name="P33"><text:tab/><text:tab/><text:tab/>Inteiro compra_resultado = comprar_peça(mao_jogador[0]); </text:p>
      <text:p text:style-name="P33"><text:tab/><text:tab/><text:tab/></text:p>
      <text:p text:style-name="P33"><text:tab/><text:tab/><text:tab/>se compra_resultado == 1 entao { </text:p>
      <text:p text:style-name="P33"><text:soft-page-break/><text:tab/><text:tab/><text:tab/><text:tab/>retorne jogada_usuario() </text:p>
      <text:p text:style-name="P33"/>
      <text:p text:style-name="P33"><text:tab/><text:tab/><text:tab/>} senao se compra_resultado == 0 entao { </text:p>
      <text:p text:style-name="P33"><text:tab/><text:tab/><text:tab/><text:tab/>escreva(“Sem peças para comprar”)</text:p>
      <text:p text:style-name="P33"><text:tab/><text:tab/><text:tab/><text:tab/>aguarde_segundos(2)</text:p>
      <text:p text:style-name="P33"><text:tab/><text:tab/><text:tab/><text:tab/>numero_turnos_idle = <text:s/>numero_turnos_idle + 1</text:p>
      <text:p text:style-name="P33"><text:tab/><text:tab/><text:tab/><text:tab/>retorne CONTINUE; </text:p>
      <text:p text:style-name="P33"><text:tab/><text:tab/><text:tab/>} </text:p>
      <text:p text:style-name="P33"><text:tab/><text:tab/>} </text:p>
      <text:p text:style-name="P33"/>
      <text:p text:style-name="P33"><text:tab/>} enquanto ( compatibilidade == 0)</text:p>
      <text:p text:style-name="P33"><text:tab/>if (mesa.tamanho == 0) { </text:p>
      <text:p text:style-name="P33"><text:tab/><text:tab/>addPeça(mao_jogador[0])</text:p>
      <text:p text:style-name="P33"><text:tab/>} </text:p>
      <text:p text:style-name="P33"><text:tab/>if (compatibilidade == BOTH) { </text:p>
      <text:p text:style-name="P33"><text:tab/><text:tab/>compatibilidade = mudarLateral(); </text:p>
      <text:p text:style-name="P33"><text:tab/>} </text:p>
      <text:p text:style-name="P33"><text:tab/>movimentar_peça(mao_jogador[0],mesa,compatibilidade); </text:p>
      <text:p text:style-name="P33"><text:tab/>numero_turnos = 0; </text:p>
      <text:p text:style-name="P33"/>
      <text:p text:style-name="P33"><text:tab/>if(mao_jogador.tamanho==0){ </text:p>
      <text:p text:style-name="P33"><text:tab/><text:tab/>retorno JOGO_GANHO; </text:p>
      <text:p text:style-name="P33"><text:tab/>} </text:p>
      <text:p text:style-name="P33"><text:tab/>retorno CONTINUE;</text:p>
      <text:p text:style-name="P28"/>
      <text:p text:style-name="P28"/>
      <text:p text:style-name="P29"><text:s/>Fim jogada_usuario() </text:p>
      <text:p text:style-name="P29"/>
      <text:p text:style-name="P14">4.DESCRIÇÃO DAS INTEFACES DE ENTRADA E SAÍDA</text:p>
      <text:p text:style-name="P22">4.1.ENTRADA</text:p>
      <text:p text:style-name="P22"><text:tab/><text:span text:style-name="T2">A entrada da configuração é feita de forma substancial através da função </text:span><text:span text:style-name="T11">scanf( )</text:span><text:span text:style-name="T2"> da </text:span><text:span text:style-name="T11">stdio</text:span><text:span text:style-name="T2">. Quando um valor é pedido ao usuário, espera-se que ele digite-o e tecle enter para confirmar. Se valor for inválido, é pedido que ele entre com o valor novamente. Porém, caso o formato esteja errado, não há um tratamento antes de tentar converter o valor para o tipo esperado, de forma que pode disparar um bug inerente à </text:span><text:span text:style-name="T9">função de scan </text:span><text:span text:style-name="T2">que forçará o usuário a finalizar a aplicação.</text:span></text:p>
      <text:p text:style-name="P41"><text:tab/>As demais entradas do jogo ocorrem através das setas do teclado, lidas como eventos em tempo real. </text:p>
      <text:p text:style-name="P22">4.2.SAÍDA</text:p>
      <text:p text:style-name="P22"><text:tab/><text:span text:style-name="T2">A interface de saída do programa </text:span><text:span text:style-name="T8">foi feita tela a tela, de modo a tornar a estrutura mais amigável ao usuário humano. As peças são sempre representadas na forma </text:span><text:span text:style-name="T13">[a|b]</text:span><text:span text:style-name="T8">, e as sequências de peças que compreendem a mesa ou a mão dos usuários, por exemplo, são representadas por </text:span><text:span text:style-name="T13">[a|b]</text:span><text:span text:style-name="T8"> … </text:span><text:span text:style-name="T13">[y|z]</text:span><text:span text:style-name="T8">. </text:span><text:span text:style-name="T9">As opções do menus também são associados à colchetes, de modo que uma opção ficaria da seguinte forma: </text:span><text:span text:style-name="T14">[OPÇÃO]</text:span><text:span text:style-name="T9">.</text:span></text:p>
      <text:p text:style-name="P42"/>
      <text:p text:style-name="P17">5.ESTRUTURA DO PROGRAMA</text:p>
      <text:p text:style-name="P16"><text:span text:style-name="T1"><text:tab/></text:span><text:span text:style-name="T15">O programa foi organizado através do uso de </text:span><text:span text:style-name="T17">structs</text:span><text:span text:style-name="T15"> e </text:span><text:span text:style-name="T17">métodos próprios</text:span><text:span text:style-name="T15"> para se trabalhar com elas. A struct mais básica é a </text:span><text:span text:style-name="T17">piece</text:span><text:span text:style-name="T15">, composta por um vetor </text:span><text:span text:style-name="T17">side</text:span><text:span text:style-name="T15"> que armazena dois índices correspondentes aos dois lados da peça. Um conjunto de peças é rep</text:span><text:span text:style-name="T16">r</text:span><text:span text:style-name="T15">esentado por uma </text:span><text:span text:style-name="T17">pieceArray</text:span><text:span text:style-name="T15"> que contém um ponteiro para um vetor de piece</text:span><text:span text:style-name="T16">s</text:span><text:span text:style-name="T15"> de tamanho </text:span><text:span text:style-name="T17">size</text:span><text:span text:style-name="T15">. </text:span><text:span text:style-name="T16">Os principais métodos para manipula-las consistem na </text:span><text:span text:style-name="T22">void</text:span><text:span text:style-name="T23"> </text:span><text:span text:style-name="T25">initPieceArray</text:span><text:span text:style-name="T23">(</text:span><text:span text:style-name="T34">pieceArray</text:span><text:span text:style-name="T23"> *pA);, </text:span><text:span text:style-name="T34">piece</text:span><text:span text:style-name="T23"> </text:span><text:span text:style-name="T25">getPiece</text:span><text:span text:style-name="T23">(</text:span><text:span text:style-name="T34">pieceArray</text:span><text:span text:style-name="T23"> p, </text:span><text:span text:style-name="T22">int</text:span><text:span text:style-name="T23"> index);, </text:span><text:span text:style-name="T22">int</text:span><text:span text:style-name="T23"> </text:span><text:span text:style-name="T25">setPiece</text:span><text:span text:style-name="T23">(</text:span><text:span text:style-name="T34">pieceArray</text:span><text:span text:style-name="T23"> *pA, </text:span><text:span text:style-name="T22">int</text:span><text:span text:style-name="T23"> index, </text:span><text:span text:style-name="T34">piece</text:span><text:span text:style-name="T23"> piece);, </text:span><text:span text:style-name="T22">int</text:span><text:span text:style-name="T23"> </text:span><text:span text:style-name="T25">addPiece</text:span><text:span text:style-name="T23">(</text:span><text:span text:style-name="T19">pieceArray</text:span><text:span text:style-name="T23"> *pA, </text:span><text:span text:style-name="T22">int</text:span><text:span text:style-name="T23"> where, </text:span><text:span text:style-name="T34">piece</text:span><text:span text:style-name="T23"> piece);,</text:span><text:span text:style-name="T24"> </text:span><text:span text:style-name="T22">int</text:span><text:span text:style-name="T23"> </text:span><text:span text:style-name="T25">removePiece</text:span><text:span text:style-name="T23">(</text:span><text:span text:style-name="T34">pieceArray</text:span><text:span text:style-name="T23"> *pA, </text:span><text:span text:style-name="T22">int</text:span><text:span text:style-name="T23"> index);,</text:span><text:span text:style-name="T26"> </text:span><text:span text:style-name="T27">dentre </text:span><text:span text:style-name="T28">outras funções da biblioteca domino.c, descritas em domino.h, que, bem acopladas, permitem que o desenvolvedor faça o uso dessas estruturas em um nível mais alto sem ter que lidar com os atributos diretamente. Além disso, todas </text:span><text:soft-page-break/><text:span text:style-name="T28">funções de operação que têm alguma chance de falha como, por exemplo, funções que fazem uso da </text:span><text:span text:style-name="T29">realloc</text:span><text:span text:style-name="T28"> da </text:span><text:span text:style-name="T29">stdlib </text:span><text:span text:style-name="T32">são fortemente checados e retornam status de falha caso não possuam êxito, cabendo ao usuário da biblioteca tratar essas exceções. </text:span></text:p>
      <text:p text:style-name="P16"><text:span text:style-name="T32"><text:tab/>O programa principal </text:span><text:span text:style-name="T29">main.c </text:span><text:span text:style-name="T32">também possui métodos próprios, principalmente para gerenciar a UI. Também cabe a ele assistir ao jogo e interrompê-lo quando for necessário, além de ler os valores de entrada do usuário e passá-los como parâmetros para a funções da biblioteca de dominó que irá realizar as operações necessárias.</text:span></text:p>
      <text:p text:style-name="P16"><text:span text:style-name="T32"><text:tab/>Para agilizar o processo de desenvolvimento e debug foram utilizados recursos do cabeçalho <text:s/>nativo linux </text:span><text:span text:style-name="T29">assert.h</text:span><text:span text:style-name="T32">. Também foi criado um arquivo de entrada padrão com uma configuração genérica de jogo que foi utilizada apenas no começo do desenvolvimento pelo fato de desajustar a entrada principal </text:span><text:span text:style-name="T29">std</text:span><text:span text:style-name="T30">in</text:span><text:span text:style-name="T33">. Um script de shell, nomeado </text:span><text:span text:style-name="T30">build.sh</text:span><text:span text:style-name="T33">, se encarregou de fazer a remoção do arquivo antigo e compilação de um novo binário.</text:span></text:p>
      <text:p text:style-name="P36"><text:tab/>Mais detalhes sobre o projeto podem ser encontrados no repositório do BitBucket, link:</text:p>
      <text:p text:style-name="P20"><text:a xlink:type="simple" xlink:href="https://bitbucket.org/giovanniapsoliveira/domino-game">https://bitbucket.org/giovanniapsoliveira/domino-game</text:a><text:span text:style-name="T31">, que contém todo o histórico de versionamento.</text:span></text:p>
      <text:p text:style-name="P18">6.TESTES REALIZADOS E RESULTADOS OBTIDOS</text:p>
      <text:p text:style-name="P18"><text:tab/><text:span text:style-name="T2">Após a conclusão do projeto foram jogadas nove partidas afim de testar as funcionalidades gerais do programa. Distribuídas igualmente entre modo fácil, médio e difícil. Em cada um desses modos, variando entre 2, 3 e 4 jogadores. Com toda variedade de versões de dominó e número de peças por jogador.</text:span></text:p>
      <text:p text:style-name="P18"><text:span text:style-name="T2"><text:tab/>Das três partidas de nível fácil, duas delas o jogador humano venceu, as com dois e quatro jogadores. Das partidas de nível médio, o jogador humano venceu as com dois e três jogadores. E, por fim, das partidas de nível difícil, o jogador humano venceu apenas a partida de dois jogadores. </text:span><text:span text:style-name="T10">A análise dos resultados permite dizer que, no caso do modo difícil, a dificuldade do jogo cresce de forma considerável a medida que aumenta-se o número de jogadores, uma vez que um dois algoritmos possui como objetivo explícito atacar o jogador humano, tentando jogar uma peça que ele precise comprar. </text:span></text:p>
      <text:p text:style-name="P38"><text:tab/>Todos os módulos foram testados individualmente através de um arquivo externo que simulava determinado momento do jogo que se deseja testar.</text:p>
      <text:p text:style-name="P18"/>
      <text:p text:style-name="P19">7.DIFICULDADES ENCONTRADAS</text:p>
      <text:p text:style-name="P19"><text:tab/><text:span text:style-name="T2">Ao longo do projeto foi necessário utilizar uma série de recursos não familiares à dupla. Dentre eles se destacam:</text:span></text:p>
      <text:list xml:id="list3906524983446875993" text:style-name="L1">
        <text:list-item>
          <text:p text:style-name="P25">Elaboração de um shell script que realizasse a compilação com opções.</text:p>
        </text:list-item>
        <text:list-item>
          <text:p text:style-name="P25">Recursos para melhoramento de UI com comandos do bash e impressão de texto em multicores.</text:p>
        </text:list-item>
        <text:list-item>
          <text:p text:style-name="P27"><text:span text:style-name="T2">Leitura de entrada do teclado em tempo real através da </text:span><text:span text:style-name="T11">termios.h</text:span><text:span text:style-name="T18">.</text:span></text:p>
        </text:list-item>
        <text:list-item>
          <text:p text:style-name="P27"><text:span text:style-name="T18">Reimplementação da função </text:span><text:span text:style-name="T11">printf </text:span><text:span text:style-name="T18">e utilização de listas de variáveis.</text:span></text:p>
        </text:list-item>
        <text:list-item>
          <text:p text:style-name="P26">Passagem de argumentos para a main, leitura e conversão desses argumentos.</text:p>
        </text:list-item>
      </text:list>
      <text:p text:style-name="P20"/>
      <text:p text:style-name="P18"/>
      <text:p text:style-name="P37"/>
      <text:p text:style-name="P39"/>
      <text:p text:style-name="P40"><text:s/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4:16:20.275965550</meta:creation-date>
    <dc:date>2014-11-21T23:57:12.350034365</dc:date>
    <meta:editing-duration>PT3H35M4S</meta:editing-duration>
    <meta:editing-cycles>9</meta:editing-cycles>
    <meta:generator>LibreOffice/4.2.4.2$Linux_X86_64 LibreOffice_project/420m0$Build-2</meta:generator>
    <meta:document-statistic meta:table-count="0" meta:image-count="0" meta:object-count="0" meta:page-count="7" meta:paragraph-count="234" meta:word-count="1798" meta:character-count="12277" meta:non-whitespace-character-count="10193"/>
  </office:meta>
</office:document-meta>
</file>